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db</text:p>
      <text:p text:style-name="Standard">admin</text:p>
      <text:p text:style-name="Standard">UoqNyxHrqPk53wvT</text:p>
      <text:p text:style-name="Standard"/>
      <text:p text:style-name="Standard">mongodb connection string</text:p>
      <text:p text:style-name="Standard">mongodb+srv://admin:&lt;password&gt;@cluster0.krsws.mongodb.net/&lt;dbname&gt;?retryWrites=true&amp;w=majo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8T17:55:32.87</meta:creation-date>
    <meta:document-statistic meta:table-count="0" meta:image-count="0" meta:object-count="0" meta:page-count="1" meta:paragraph-count="5" meta:word-count="7" meta:character-count="147"/>
    <dc:date>2021-01-18T17:56:44.17</dc:date>
    <meta:editing-duration>PT1M12S</meta:editing-duration>
    <meta:editing-cycles>1</meta:editing-cycles>
    <meta:generator>OpenOffice/4.1.5$Win32 OpenOffice.org_project/415m1$Build-9789</meta:generator>
  </office:meta>
</office:document-meta>
</file>